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6.37692910540432" calcext:value-type="float">
            <text:p>6.37692910540432</text:p>
          </table:table-cell>
          <table:table-cell office:value-type="float" office:value="22.2211214550209" calcext:value-type="float">
            <text:p>22.22112145502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65.8502350359849" calcext:value-type="float">
            <text:p>65.8502350359849</text:p>
          </table:table-cell>
          <table:table-cell office:value-type="float" office:value="73.3774535087773" calcext:value-type="float">
            <text:p>73.3774535087773</text:p>
          </table:table-cell>
          <table:table-cell office:value-type="float" office:value="0.355" calcext:value-type="float">
            <text:p>3.55E-01</text:p>
          </table:table-cell>
        </table:table-row>
        <table:table-row table:style-name="ro1">
          <table:table-cell office:value-type="float" office:value="67.5630400998285" calcext:value-type="float">
            <text:p>67.5630400998285</text:p>
          </table:table-cell>
          <table:table-cell office:value-type="float" office:value="74.8413801868536" calcext:value-type="float">
            <text:p>74.8413801868536</text:p>
          </table:table-cell>
          <table:table-cell office:value-type="float" office:value="0.71" calcext:value-type="float">
            <text:p>7.10E-01</text:p>
          </table:table-cell>
        </table:table-row>
        <table:table-row table:style-name="ro1">
          <table:table-cell office:value-type="float" office:value="69.3400761629229" calcext:value-type="float">
            <text:p>69.3400761629229</text:p>
          </table:table-cell>
          <table:table-cell office:value-type="float" office:value="76.6901690934688" calcext:value-type="float">
            <text:p>76.6901690934688</text:p>
          </table:table-cell>
          <table:table-cell office:value-type="float" office:value="1.065" calcext:value-type="float">
            <text:p>1.07E+00</text:p>
          </table:table-cell>
        </table:table-row>
        <table:table-row table:style-name="ro1">
          <table:table-cell office:value-type="float" office:value="71.2844079558397" calcext:value-type="float">
            <text:p>71.2844079558397</text:p>
          </table:table-cell>
          <table:table-cell office:value-type="float" office:value="78.9347492266514" calcext:value-type="float">
            <text:p>78.9347492266514</text:p>
          </table:table-cell>
          <table:table-cell office:value-type="float" office:value="1.42" calcext:value-type="float">
            <text:p>1.42E+00</text:p>
          </table:table-cell>
        </table:table-row>
        <table:table-row table:style-name="ro1">
          <table:table-cell office:value-type="float" office:value="73.6362032842803" calcext:value-type="float">
            <text:p>73.6362032842803</text:p>
          </table:table-cell>
          <table:table-cell office:value-type="float" office:value="81.8029101733956" calcext:value-type="float">
            <text:p>81.8029101733956</text:p>
          </table:table-cell>
          <table:table-cell office:value-type="float" office:value="1.775" calcext:value-type="float">
            <text:p>1.78E+00</text:p>
          </table:table-cell>
        </table:table-row>
        <table:table-row table:style-name="ro1">
          <table:table-cell office:value-type="float" office:value="74.9598465492903" calcext:value-type="float">
            <text:p>74.9598465492903</text:p>
          </table:table-cell>
          <table:table-cell office:value-type="float" office:value="84.677078384507" calcext:value-type="float">
            <text:p>84.677078384507</text:p>
          </table:table-cell>
          <table:table-cell office:value-type="float" office:value="2.13" calcext:value-type="float">
            <text:p>2.13E+00</text:p>
          </table:table-cell>
        </table:table-row>
        <table:table-row table:style-name="ro1">
          <table:table-cell office:value-type="float" office:value="79.0147116497932" calcext:value-type="float">
            <text:p>79.0147116497932</text:p>
          </table:table-cell>
          <table:table-cell office:value-type="float" office:value="88.1527651105257" calcext:value-type="float">
            <text:p>88.1527651105257</text:p>
          </table:table-cell>
          <table:table-cell office:value-type="float" office:value="2.485" calcext:value-type="float">
            <text:p>2.49E+00</text:p>
          </table:table-cell>
        </table:table-row>
        <table:table-row table:style-name="ro1">
          <table:table-cell office:value-type="float" office:value="82.1338075622571" calcext:value-type="float">
            <text:p>82.1338075622571</text:p>
          </table:table-cell>
          <table:table-cell office:value-type="float" office:value="91.8605306686041" calcext:value-type="float">
            <text:p>91.8605306686041</text:p>
          </table:table-cell>
          <table:table-cell office:value-type="float" office:value="2.84" calcext:value-type="float">
            <text:p>2.84E+00</text:p>
          </table:table-cell>
        </table:table-row>
        <table:table-row table:style-name="ro1">
          <table:table-cell office:value-type="float" office:value="85.7363149306145" calcext:value-type="float">
            <text:p>85.7363149306145</text:p>
          </table:table-cell>
          <table:table-cell office:value-type="float" office:value="96.6031543100326" calcext:value-type="float">
            <text:p>96.6031543100326</text:p>
          </table:table-cell>
          <table:table-cell office:value-type="float" office:value="3.195" calcext:value-type="float">
            <text:p>3.20E+00</text:p>
          </table:table-cell>
        </table:table-row>
        <table:table-row table:style-name="ro1">
          <table:table-cell office:value-type="float" office:value="90.2148463403207" calcext:value-type="float">
            <text:p>90.2148463403207</text:p>
          </table:table-cell>
          <table:table-cell office:value-type="float" office:value="101.956714425429" calcext:value-type="float">
            <text:p>101.956714425429</text:p>
          </table:table-cell>
          <table:table-cell office:value-type="float" office:value="3.55" calcext:value-type="float">
            <text:p>3.55E+00</text:p>
          </table:table-cell>
        </table:table-row>
        <table:table-row table:style-name="ro1">
          <table:table-cell office:value-type="float" office:value="95.8970061254602" calcext:value-type="float">
            <text:p>95.8970061254602</text:p>
          </table:table-cell>
          <table:table-cell office:value-type="float" office:value="108.853573622558" calcext:value-type="float">
            <text:p>108.853573622558</text:p>
          </table:table-cell>
          <table:table-cell office:value-type="float" office:value="3.905" calcext:value-type="float">
            <text:p>3.91E+00</text:p>
          </table:table-cell>
        </table:table-row>
        <table:table-row table:style-name="ro1">
          <table:table-cell office:value-type="float" office:value="102.850701291351" calcext:value-type="float">
            <text:p>102.850701291351</text:p>
          </table:table-cell>
          <table:table-cell office:value-type="float" office:value="117.533079260612" calcext:value-type="float">
            <text:p>117.533079260612</text:p>
          </table:table-cell>
          <table:table-cell office:value-type="float" office:value="4.26" calcext:value-type="float">
            <text:p>4.26E+00</text:p>
          </table:table-cell>
        </table:table-row>
        <table:table-row table:style-name="ro1">
          <table:table-cell office:value-type="float" office:value="111.226298076535" calcext:value-type="float">
            <text:p>111.226298076535</text:p>
          </table:table-cell>
          <table:table-cell office:value-type="float" office:value="128.195357310314" calcext:value-type="float">
            <text:p>128.195357310314</text:p>
          </table:table-cell>
          <table:table-cell office:value-type="float" office:value="4.615" calcext:value-type="float">
            <text:p>4.62E+00</text:p>
          </table:table-cell>
        </table:table-row>
        <table:table-row table:style-name="ro1">
          <table:table-cell office:value-type="float" office:value="123.189289047104" calcext:value-type="float">
            <text:p>123.189289047104</text:p>
          </table:table-cell>
          <table:table-cell office:value-type="float" office:value="142.876267549465" calcext:value-type="float">
            <text:p>142.876267549465</text:p>
          </table:table-cell>
          <table:table-cell office:value-type="float" office:value="4.97" calcext:value-type="float">
            <text:p>4.97E+00</text:p>
          </table:table-cell>
        </table:table-row>
        <table:table-row table:style-name="ro1">
          <table:table-cell office:value-type="float" office:value="139.170090455216" calcext:value-type="float">
            <text:p>139.170090455216</text:p>
          </table:table-cell>
          <table:table-cell office:value-type="float" office:value="164.067093898841" calcext:value-type="float">
            <text:p>164.067093898841</text:p>
          </table:table-cell>
          <table:table-cell office:value-type="float" office:value="5.325" calcext:value-type="float">
            <text:p>5.33E+00</text:p>
          </table:table-cell>
        </table:table-row>
        <table:table-row table:style-name="ro1">
          <table:table-cell office:value-type="float" office:value="153.492715722755" calcext:value-type="float">
            <text:p>153.492715722755</text:p>
          </table:table-cell>
          <table:table-cell office:value-type="float" office:value="199.366177269382" calcext:value-type="float">
            <text:p>199.366177269382</text:p>
          </table:table-cell>
          <table:table-cell office:value-type="float" office:value="5.68" calcext:value-type="float">
            <text:p>5.68E+00</text:p>
          </table:table-cell>
        </table:table-row>
        <table:table-row table:style-name="ro1">
          <table:table-cell office:value-type="float" office:value="239.458845878868" calcext:value-type="float">
            <text:p>239.458845878868</text:p>
          </table:table-cell>
          <table:table-cell office:value-type="float" office:value="272.198362791518" calcext:value-type="float">
            <text:p>272.198362791518</text:p>
          </table:table-cell>
          <table:table-cell office:value-type="float" office:value="6.035" calcext:value-type="float">
            <text:p>6.04E+00</text:p>
          </table:table-cell>
        </table:table-row>
        <table:table-row table:style-name="ro1">
          <table:table-cell office:value-type="float" office:value="152.329982888674" calcext:value-type="float">
            <text:p>152.329982888674</text:p>
          </table:table-cell>
          <table:table-cell office:value-type="float" office:value="750.351283042938" calcext:value-type="float">
            <text:p>750.351283042938</text:p>
          </table:table-cell>
          <table:table-cell office:value-type="float" office:value="6.39" calcext:value-type="float">
            <text:p>6.39E+00</text:p>
          </table:table-cell>
        </table:table-row>
        <table:table-row table:style-name="ro1">
          <table:table-cell office:value-type="float" office:value="22.2976320994009" calcext:value-type="float">
            <text:p>22.2976320994009</text:p>
          </table:table-cell>
          <table:table-cell office:value-type="float" office:value="178.794025048688" calcext:value-type="float">
            <text:p>178.794025048688</text:p>
          </table:table-cell>
          <table:table-cell table:style-name="Default" office:value-type="float" office:value="6.745" calcext:value-type="float">
            <text:p>6.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3:36:29.977096141</meta:creation-date>
    <dc:date>2023-04-17T12:21:09.954006059</dc:date>
    <meta:editing-duration>PT43M20S</meta:editing-duration>
    <meta:editing-cycles>3</meta:editing-cycles>
    <meta:generator>LibreOffice/7.3.7.2$Linux_X86_64 LibreOffice_project/30$Build-2</meta:generator>
    <meta:document-statistic meta:table-count="1" meta:cell-count="60" meta:object-count="0"/>
  </office:meta>
</office:document-meta>
</file>